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4.195cm" fo:min-width="4.326cm"/>
    </style:style>
    <style:style style:name="gr2" style:family="graphic" style:parent-style-name="standard">
      <style:graphic-properties draw:fill-color="#00cc33" draw:textarea-horizontal-align="justify" draw:textarea-vertical-align="middle" draw:auto-grow-height="false" fo:min-height="0.766cm" fo:min-width="1.405cm"/>
    </style:style>
    <style:style style:name="gr3" style:family="graphic" style:parent-style-name="standard">
      <style:graphic-properties draw:fill-color="#ffff00" draw:textarea-horizontal-align="justify" draw:textarea-vertical-align="middle" draw:auto-grow-height="false" fo:min-height="0.385cm" fo:min-width="1.278cm"/>
    </style:style>
    <style:style style:name="gr4" style:family="graphic" style:parent-style-name="standard">
      <style:graphic-properties draw:fill-color="#c5000b" draw:textarea-horizontal-align="justify" draw:textarea-vertical-align="middle" draw:auto-grow-height="false" fo:min-height="0.385cm" fo:min-width="0.516cm"/>
    </style:style>
    <style:style style:name="gr5" style:family="graphic" style:parent-style-name="standard">
      <style:graphic-properties draw:fill-color="#999999" draw:opacity="100%" draw:textarea-horizontal-align="justify" draw:textarea-vertical-align="middle" draw:auto-grow-height="false" fo:min-height="2.671cm" fo:min-width="5.707cm"/>
    </style:style>
    <style:style style:name="gr6" style:family="graphic" style:parent-style-name="standard">
      <style:graphic-properties draw:textarea-horizontal-align="justify" draw:textarea-vertical-align="middle" draw:auto-grow-height="false" fo:min-height="1.02cm" fo:min-width="3.691cm"/>
    </style:style>
    <style:style style:name="gr7" style:family="graphic" style:parent-style-name="standard">
      <style:graphic-properties draw:textarea-horizontal-align="justify" draw:textarea-vertical-align="middle" draw:auto-grow-height="false" fo:min-height="1.398cm" fo:min-width="2.238cm" fo:wrap-option="no-wrap"/>
    </style:style>
    <style:style style:name="gr8" style:family="graphic" style:parent-style-name="standard">
      <style:graphic-properties draw:textarea-horizontal-align="justify" draw:textarea-vertical-align="middle" draw:auto-grow-height="false" fo:min-height="1.025cm" fo:min-width="1.914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423cm" fo:min-width="15.962cm"/>
    </style:style>
    <style:style style:name="gr11" style:family="graphic" style:parent-style-name="standard">
      <style:graphic-properties draw:fill-color="#c5000b" draw:textarea-horizontal-align="justify" draw:textarea-vertical-align="middle" draw:auto-grow-height="false" fo:min-height="0.893cm" fo:min-width="2.167cm"/>
    </style:style>
    <style:style style:name="gr12" style:family="graphic" style:parent-style-name="standard">
      <style:graphic-properties draw:fill-color="#ffff00" draw:textarea-horizontal-align="justify" draw:textarea-vertical-align="middle" draw:auto-grow-height="false" fo:min-height="1.274cm" fo:min-width="1.786cm"/>
    </style:style>
    <style:style style:name="gr13" style:family="graphic" style:parent-style-name="standard">
      <style:graphic-properties draw:textarea-horizontal-align="justify" draw:textarea-vertical-align="middle" draw:auto-grow-height="false" fo:min-height="1.37cm" fo:min-width="2.516cm"/>
    </style:style>
    <style:style style:name="gr14" style:family="graphic" style:parent-style-name="standard">
      <style:graphic-properties draw:stroke="solid" svg:stroke-width="0.018cm" svg:stroke-color="#000000" draw:marker-start="Rounded_20_large_20_Arrow" draw:marker-start-width="0.227cm" draw:marker-end="" draw:marker-end-width="0.227cm" draw:textarea-vertical-align="middle" fo:padding-top="0.134cm" fo:padding-bottom="0.134cm" fo:padding-left="0.259cm" fo:padding-right="0.259cm"/>
    </style:style>
    <style:style style:name="gr15" style:family="graphic" style:parent-style-name="standard">
      <style:graphic-properties draw:fill-color="#ffff00" draw:textarea-horizontal-align="justify" draw:textarea-vertical-align="middle" draw:auto-grow-height="false" fo:min-height="0.131cm" fo:min-width="0.77cm"/>
    </style:style>
    <style:style style:name="gr16" style:family="graphic" style:parent-style-name="standard">
      <style:graphic-properties svg:stroke-color="#000000" draw:marker-end="Rounded_20_large_20_Arrow" draw:textarea-vertical-align="middle"/>
    </style:style>
    <style:style style:name="gr17" style:family="graphic" style:parent-style-name="objectwithoutfill">
      <style:graphic-properties draw:marker-start="Rounded_20_large_20_Arrow" draw:marker-end="" draw:marker-end-width="0.3cm" draw:fill="none" draw:textarea-vertical-align="middle"/>
    </style:style>
    <style:style style:name="gr18" style:family="graphic" style:parent-style-name="standard">
      <style:graphic-properties draw:fill-color="#ffff00" draw:textarea-horizontal-align="justify" draw:textarea-vertical-align="middle" draw:auto-grow-height="false" fo:min-height="0.766cm" fo:min-width="1.405cm"/>
    </style:style>
    <style:style style:name="gr19" style:family="graphic" style:parent-style-name="standard">
      <style:graphic-properties svg:stroke-color="#000000" draw:marker-start="" draw:marker-end="Arrow" draw:textarea-vertical-align="middle"/>
    </style:style>
    <style:style style:name="gr20" style:family="graphic" style:parent-style-name="standard">
      <style:graphic-properties draw:fill-color="#ffff00" draw:textarea-horizontal-align="justify" draw:textarea-vertical-align="middle" draw:auto-grow-height="false" fo:min-height="0.258cm" fo:min-width="1.405cm"/>
    </style:style>
    <style:style style:name="gr21" style:family="graphic" style:parent-style-name="standard">
      <style:graphic-properties svg:stroke-color="#000000" draw:textarea-vertical-align="middle"/>
    </style:style>
    <style:style style:name="gr22" style:family="graphic" style:parent-style-name="standard">
      <style:graphic-properties draw:fill-color="#ffff00" draw:textarea-horizontal-align="justify" draw:textarea-vertical-align="middle" draw:auto-grow-height="false" fo:min-height="0.131cm" fo:min-width="1.659cm"/>
    </style:style>
    <style:style style:name="gr23" style:family="graphic" style:parent-style-name="standard">
      <style:graphic-properties draw:marker-end="Arrow"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loext:graphic-properties draw:fill-color="#00cc33"/>
      <style:paragraph-properties fo:text-align="center"/>
      <style:text-properties fo:font-size="6pt" style:font-size-asian="6pt" style:font-size-complex="6pt"/>
    </style:style>
    <style:style style:name="P4" style:family="paragraph">
      <loext:graphic-properties draw:fill-color="#ffff00"/>
      <style:paragraph-properties fo:text-align="center"/>
      <style:text-properties fo:font-size="8pt" style:font-size-asian="8pt" style:font-size-complex="8pt"/>
    </style:style>
    <style:style style:name="P5" style:family="paragraph">
      <loext:graphic-properties draw:fill-color="#c5000b"/>
      <style:paragraph-properties fo:text-align="center"/>
      <style:text-properties fo:font-size="8pt" style:font-size-asian="8pt" style:font-size-complex="8pt"/>
    </style:style>
    <style:style style:name="P6" style:family="paragraph">
      <loext:graphic-properties draw:fill-color="#999999" draw:opacity="100%"/>
      <style:paragraph-properties fo:text-align="center"/>
    </style:style>
    <style:style style:name="P7" style:family="paragraph">
      <style:paragraph-properties fo:text-align="center"/>
      <style:text-properties fo:font-size="14pt" style:font-size-asian="14pt" style:font-size-complex="14pt"/>
    </style:style>
    <style:style style:name="P8" style:family="paragraph">
      <loext:graphic-properties draw:fill="none"/>
      <style:paragraph-properties fo:text-align="center"/>
    </style:style>
    <style:style style:name="P9" style:family="paragraph">
      <loext:graphic-properties draw:fill="none" draw:fill-color="#ffffff"/>
      <style:paragraph-properties fo:text-align="center"/>
    </style:style>
    <style:style style:name="P10" style:family="paragraph">
      <loext:graphic-properties draw:fill-color="#c5000b"/>
      <style:paragraph-properties fo:text-align="center"/>
      <style:text-properties fo:font-size="10pt" style:font-size-asian="10pt" style:font-size-complex="10pt"/>
    </style:style>
    <style:style style:name="P11" style:family="paragraph">
      <loext:graphic-properties draw:fill-color="#ffff00"/>
      <style:paragraph-properties fo:text-align="center"/>
      <style:text-properties fo:font-size="6pt" style:font-size-asian="6pt" style:font-size-complex="6pt"/>
    </style:style>
    <style:style style:name="T1" style:family="text">
      <style:text-properties fo:font-size="12pt" style:font-size-asian="12pt" style:font-size-complex="12pt"/>
    </style:style>
    <style:style style:name="T2" style:family="text">
      <style:text-properties fo:font-size="6pt" style:font-size-asian="6pt" style:font-size-complex="6pt"/>
    </style:style>
    <style:style style:name="T3" style:family="text">
      <style:text-properties fo:font-size="8pt" style:font-size-asian="8pt" style:font-size-complex="8pt"/>
    </style:style>
    <style:style style:name="T4" style:family="text">
      <style:text-properties fo:font-size="14pt" style:font-size-asian="14pt" style:font-size-complex="14pt"/>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xml:id="id1" draw:id="id1" draw:layer="layout" svg:width="4.826cm" svg:height="4.445cm" svg:x="15.097cm" svg:y="10.017cm">
            <draw:glue-point draw:id="4" svg:x="-4.998cm" svg:y="1.842cm"/>
            <draw:glue-point draw:id="5" svg:x="-4.998cm" svg:y="3.421cm"/>
            <text:p text:style-name="P1"><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R</text:span><text:span text:style-name="T1">a</text:span><text:span text:style-name="T1">s</text:span><text:span text:style-name="T1">p</text:span><text:span text:style-name="T1">b</text:span><text:span text:style-name="T1">er</text:span><text:span text:style-name="T1">ry </text:span><text:span text:style-name="T1">P</text:span><text:span text:style-name="T1">i </text:span><text:span text:style-name="T1">3</text:span></text:p>
            <draw:enhanced-geometry svg:viewBox="0 0 21600 21600" draw:type="rectangle" draw:enhanced-path="M 0 0 L 21600 0 21600 21600 0 21600 0 0 Z N"/>
          </draw:custom-shape>
          <draw:custom-shape draw:style-name="gr2" draw:text-style-name="P3" xml:id="id6" draw:id="id6" draw:layer="layout" svg:width="1.905cm" svg:height="1.016cm" svg:x="17.256cm" svg:y="10.525cm">
            <draw:glue-point draw:id="4" svg:x="-0.33cm" svg:y="5cm"/>
            <text:p text:style-name="P1"><text:span text:style-name="T2">Wheeljack service</text:span><text:span text:style-name="T2"><text:line-break/></text:span><text:span text:style-name="T2">running</text:span></text:p>
            <draw:enhanced-geometry svg:viewBox="0 0 21600 21600" draw:mirror-vertical="false" draw:type="rectangle" draw:enhanced-path="M 0 0 L 21600 0 21600 21600 0 21600 0 0 Z N"/>
          </draw:custom-shape>
          <draw:custom-shape draw:style-name="gr3" draw:text-style-name="P4" xml:id="id7" draw:id="id7" draw:layer="layout" svg:width="1.778cm" svg:height="0.635cm" svg:x="15.478cm" svg:y="12.557cm">
            <text:p text:style-name="P1"><text:span text:style-name="T3">Local events</text:span></text:p>
            <draw:enhanced-geometry svg:viewBox="0 0 21600 21600" draw:mirror-vertical="false" draw:type="rectangle" draw:enhanced-path="M 0 0 L 21600 0 21600 21600 0 21600 0 0 Z N"/>
          </draw:custom-shape>
          <draw:custom-shape draw:style-name="gr4" draw:text-style-name="P5" draw:layer="layout" svg:width="1.016cm" svg:height="0.635cm" svg:x="18.907cm" svg:y="13.827cm">
            <text:p text:style-name="P1"><text:span text:style-name="T3">BOT,</text:span><text:span text:style-name="T3"><text:line-break/></text:span><text:span text:style-name="T3">CLIENT</text:span></text:p>
            <draw:enhanced-geometry svg:viewBox="0 0 21600 21600" draw:type="rectangle" draw:enhanced-path="M 0 0 L 21600 0 21600 21600 0 21600 0 0 Z N"/>
          </draw:custom-shape>
        </draw:g>
        <draw:g>
          <draw:custom-shape draw:style-name="gr5" draw:text-style-name="P6" draw:layer="layout" svg:width="6.207cm" svg:height="2.921cm" draw:transform="skewX (0.00541052068118242) translate (5.334cm 13.319cm)">
            <text:p text:style-name="P1"/>
            <text:p text:style-name="P1"/>
            <text:p text:style-name="P1"/>
            <text:p text:style-name="P1"><text:tab/><text:tab/>RIG</text:p>
            <draw:enhanced-geometry svg:viewBox="0 0 21600 21600" draw:type="rectangle" draw:enhanced-path="M 0 0 L 21600 0 21600 21600 0 21600 0 0 Z N"/>
          </draw:custom-shape>
          <draw:custom-shape draw:style-name="gr6" draw:text-style-name="P1" xml:id="id5" draw:id="id5" draw:layer="layout" svg:width="4.191cm" svg:height="1.27cm" svg:x="6.207cm" svg:y="14.054cm">
            <text:p text:style-name="P1">beambreaker</text:p>
            <draw:enhanced-geometry svg:viewBox="0 0 21600 21600" draw:type="rectangle" draw:enhanced-path="M 0 0 L 21600 0 21600 21600 0 21600 0 0 Z N"/>
          </draw:custom-shape>
        </draw:g>
        <draw:custom-shape draw:style-name="gr7" draw:text-style-name="P1" xml:id="id4" draw:id="id4" draw:layer="layout" svg:width="4.191cm" svg:height="2.54cm" svg:x="9.636cm" svg:y="4.175cm">
          <text:p text:style-name="P1">ST Clou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7" xml:id="id2" draw:id="id2" draw:layer="layout" svg:width="2.413cm" svg:height="2.413cm" svg:x="13.954cm" svg:y="21.828cm">
          <text:p text:style-name="P1"><text:span text:style-name="T4">CSV</text:span><text:span text:style-name="T4"><text:line-break/></text:span><text:span text:style-name="T4">LOGS</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9" draw:text-style-name="P8" draw:layer="layout" draw:line-skew="1.651cm" svg:x1="17.51cm" svg:y1="14.462cm" svg:x2="15.161cm" svg:y2="21.828cm" draw:start-shape="id1" draw:end-shape="id2" draw:end-glue-point="5" svg:d="M17510 14462v5333h-2349v2033" svg:viewBox="0 0 2350 7367">
          <text:p/>
        </draw:connector>
        <draw:frame draw:style-name="gr10" draw:text-style-name="P9" draw:layer="layout" svg:width="16.462cm" svg:height="1.673cm" svg:x="2.778cm" svg:y="1.867cm">
          <draw:text-box>
            <text:p text:style-name="P1">Event generation and dataflow for <text:span text:style-name="T5">lock</text:span> capability testing </text:p>
            <text:p text:style-name="P1">using wheeljack.</text:p>
          </draw:text-box>
        </draw:frame>
        <draw:custom-shape draw:style-name="gr11" draw:text-style-name="P10" draw:layer="layout" svg:width="2.667cm" svg:height="1.143cm" svg:x="12.049cm" svg:y="5.826cm">
          <text:p text:style-name="P1"><text:span text:style-name="T6">app_co</text:span><text:span text:style-name="T6">mmand</text:span><text:span text:style-name="T6">,</text:span><text:span text:style-name="T6"><text:line-break/></text:span><text:span text:style-name="T6">DEVIC</text:span><text:span text:style-name="T6">E,</text:span></text:p>
          <text:p text:style-name="P1"><text:span text:style-name="T6">comma</text:span><text:span text:style-name="T6">nd</text:span></text:p>
          <draw:enhanced-geometry svg:viewBox="0 0 21600 21600" draw:type="rectangle" draw:enhanced-path="M 0 0 L 21600 0 21600 21600 0 21600 0 0 Z N"/>
        </draw:custom-shape>
        <draw:custom-shape draw:style-name="gr12" draw:text-style-name="P4" draw:layer="layout" svg:width="2.286cm" svg:height="1.524cm" svg:x="16.367cm" svg:y="17.637cm">
          <text:p text:style-name="P1"><text:span text:style-name="T2">BOT,</text:span></text:p>
          <text:p text:style-name="P1"><text:span text:style-name="T2">BOT_CALL</text:span><text:span text:style-name="T2">BACK,</text:span><text:span text:style-name="T2"><text:line-break/></text:span><text:span text:style-name="T2">CLIENT,</text:span></text:p>
          <text:p text:style-name="P1"><text:span text:style-name="T2">DEVICE,</text:span></text:p>
          <text:p text:style-name="P1"><text:span text:style-name="T2">APP_COM</text:span><text:span text:style-name="T2">MAND</text:span></text:p>
          <text:p text:style-name="P1"><text:span text:style-name="T2">COMMAND</text:span></text:p>
          <draw:enhanced-geometry svg:viewBox="0 0 21600 21600" draw:mirror-vertical="false" draw:type="rectangle" draw:enhanced-path="M 0 0 L 21600 0 21600 21600 0 21600 0 0 Z N"/>
        </draw:custom-shape>
        <draw:custom-shape draw:style-name="gr13" draw:text-style-name="P1" xml:id="id3" draw:id="id3" draw:layer="layout" svg:width="3.556cm" svg:height="2.159cm" svg:x="3.032cm" svg:y="9.001cm">
          <text:p text:style-name="P1">Lock with<text:line-break/>deadbolt</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4" draw:text-style-name="P1" draw:layer="layout" svg:x1="5.08cm" svg:y1="9.001cm" svg:x2="9.636cm" svg:y2="5.445cm" draw:start-shape="id3" draw:start-glue-point="4" draw:end-shape="id4" draw:end-glue-point="3" svg:d="M5080 9001v-3556h4556" svg:viewBox="0 0 4557 3557">
          <text:p/>
        </draw:connector>
        <draw:custom-shape draw:style-name="gr15" draw:text-style-name="P11" draw:layer="layout" svg:width="1.27cm" svg:height="0.381cm" svg:x="4.429cm" svg:y="7.223cm">
          <text:p text:style-name="P1"><text:span text:style-name="T2">COMMAND</text:span></text:p>
          <draw:enhanced-geometry svg:viewBox="0 0 21600 21600" draw:mirror-vertical="false" draw:type="rectangle" draw:enhanced-path="M 0 0 L 21600 0 21600 21600 0 21600 0 0 Z N"/>
        </draw:custom-shape>
        <draw:connector draw:style-name="gr16" draw:text-style-name="P1" draw:layer="layout" svg:x1="4.54cm" svg:y1="11.16cm" svg:x2="6.207cm" svg:y2="14.689cm" draw:start-shape="id3" draw:start-glue-point="7" draw:end-shape="id5" draw:end-glue-point="3" svg:d="M4540 11160v3529h1667" svg:viewBox="0 0 1668 3530">
          <text:p/>
        </draw:connector>
        <draw:connector draw:style-name="gr17" draw:text-style-name="P8" draw:layer="layout" svg:x1="18.208cm" svg:y1="10.525cm" svg:x2="13.827cm" svg:y2="5.445cm" draw:start-shape="id6" draw:start-glue-point="0" draw:end-shape="id4" draw:end-glue-point="1" svg:d="M18208 10525v-5080h-4381" svg:viewBox="0 0 4382 5081">
          <text:p/>
        </draw:connector>
        <draw:custom-shape draw:style-name="gr18" draw:text-style-name="P11" draw:layer="layout" svg:width="1.905cm" svg:height="1.016cm" svg:x="17.256cm" svg:y="6.969cm">
          <text:p text:style-name="P1"><text:span text:style-name="T2">DEVICE,</text:span></text:p>
          <text:p text:style-name="P1"><text:span text:style-name="T2">APP_COMMAND</text:span></text:p>
          <text:p text:style-name="P1"><text:span text:style-name="T2">COMMAND</text:span></text:p>
          <draw:enhanced-geometry svg:viewBox="0 0 21600 21600" draw:mirror-vertical="false" draw:mirror-horizontal="false" draw:type="rectangle" draw:enhanced-path="M 0 0 L 21600 0 21600 21600 0 21600 0 0 Z N"/>
        </draw:custom-shape>
        <draw:connector draw:style-name="gr19" draw:text-style-name="P1" draw:layer="layout" draw:line-skew="0.643cm" svg:x1="19.161cm" svg:y1="11.033cm" svg:x2="11.731cm" svg:y2="4.175cm" draw:start-shape="id6" draw:start-glue-point="1" draw:end-shape="id4" draw:end-glue-point="0" svg:d="M19161 11033h1143v-7359h-8573v501" svg:viewBox="0 0 8574 7360">
          <text:p/>
        </draw:connector>
        <draw:custom-shape draw:style-name="gr20" draw:text-style-name="P11" draw:layer="layout" svg:width="1.905cm" svg:height="0.508cm" svg:x="16.875cm" svg:y="3.413cm">
          <text:p text:style-name="P1"><text:span text:style-name="T2">Device command</text:span></text:p>
          <draw:enhanced-geometry svg:viewBox="0 0 21600 21600" draw:mirror-vertical="false" draw:type="rectangle" draw:enhanced-path="M 0 0 L 21600 0 21600 21600 0 21600 0 0 Z N"/>
        </draw:custom-shape>
        <draw:connector draw:style-name="gr21" draw:text-style-name="P1" draw:layer="layout" draw:line-skew="1.143cm" svg:x1="10.398cm" svg:y1="14.689cm" svg:x2="15.478cm" svg:y2="12.874cm" draw:start-shape="id5" draw:start-glue-point="1" draw:end-shape="id7" draw:end-glue-point="3" svg:d="M10398 14689h3683v-1815h1397" svg:viewBox="0 0 5081 1816">
          <text:p/>
        </draw:connector>
        <draw:custom-shape draw:style-name="gr22" draw:text-style-name="P11" draw:layer="layout" svg:width="2.159cm" svg:height="0.381cm" svg:x="11.668cm" svg:y="14.462cm">
          <text:p text:style-name="P1"><text:span text:style-name="T2"/></text:p>
          <text:p text:style-name="P1"><text:span text:style-name="T7">BOT_CALLBACK</text:span><text:span text:style-name="T7"><text:line-break/></text:span><text:span text:style-name="T7"/></text:p>
          <draw:enhanced-geometry svg:viewBox="0 0 21600 21600" draw:mirror-vertical="false" draw:type="rectangle" draw:enhanced-path="M 0 0 L 21600 0 21600 21600 0 21600 0 0 Z N"/>
        </draw:custom-shape>
        <draw:connector draw:style-name="gr23" draw:text-style-name="P1" draw:layer="layout" svg:x1="17.256cm" svg:y1="12.874cm" svg:x2="18.146cm" svg:y2="11.541cm" draw:start-shape="id7" draw:start-glue-point="1" draw:end-shape="id6" draw:end-glue-point="4" svg:d="M17256 12874h890v-1333" svg:viewBox="0 0 891 1334">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svg:stroke-color="#000000"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20T11:34:46.821236739</meta:creation-date>
    <meta:editing-duration>PT43M12S</meta:editing-duration>
    <meta:editing-cycles>18</meta:editing-cycles>
    <meta:generator>LibreOffice/5.1.6.2$Linux_X86_64 LibreOffice_project/10m0$Build-2</meta:generator>
    <dc:date>2018-01-04T10:25:13.414212694</dc:date>
    <meta:document-statistic meta:object-count="25"/>
  </office:meta>
</office:document-meta>
</file>